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F0000035200000378E6483A1F.svm" manifest:media-type=""/>
  <manifest:file-entry manifest:full-path="Pictures/2000000F00000385000003780DECF608.svm" manifest:media-type=""/>
  <manifest:file-entry manifest:full-path="Pictures/2000000F0000035F0000037788D43B6A.svm" manifest:media-type=""/>
  <manifest:file-entry manifest:full-path="Pictures/2000000F000003AB00000378662F2AB5.svm" manifest:media-type=""/>
  <manifest:file-entry manifest:full-path="Pictures/20000294000015A700003EA1E72D315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94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996633" draw:opacity="75%" draw:textarea-horizontal-align="center" draw:textarea-vertical-align="middle" draw:shadow-opacity="75%" style:protect="position size"/>
    </style:style>
    <style:style style:name="gr5" style:family="graphic" style:parent-style-name="standard">
      <style:graphic-properties draw:fill="solid" draw:fill-color="#ffcc99" draw:textarea-horizontal-align="center" draw:textarea-vertical-align="middle" style:protect="position size"/>
    </style:style>
    <style:style style:name="gr6" style:family="graphic" style:parent-style-name="standard">
      <style:graphic-properties draw:textarea-horizontal-align="center" draw:textarea-vertical-align="middle" style:protect="position siz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 style:protect="position size"/>
    </style:style>
    <style:style style:name="gr10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fill="solid" draw:fill-color="#996633" draw:opacity="80%" draw:textarea-horizontal-align="center" draw:textarea-vertical-align="middle" draw:shadow-opacity="80%" style:protect="position size"/>
    </style:style>
    <style:style style:name="gr12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4" style:family="graphic" style:parent-style-name="standard">
      <style:graphic-properties svg:stroke-width="0.1cm" svg:stroke-color="#ffffff" draw:marker-start-width="0.35cm" draw:marker-end="Arrow" draw:marker-end-width="0.4cm" draw:fill="solid" draw:fill-color="#4c4c4c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1a1a1a" draw:textarea-horizontal-align="left" draw:textarea-vertical-align="top" draw:auto-grow-height="true" draw:auto-grow-width="true" fo:min-height="0.776cm" fo:min-width="0cm" fo:padding-top="0cm" fo:padding-bottom="0cm" fo:padding-left="0cm" fo:padding-right="0cm" draw:shadow="hidden"/>
    </style:style>
    <style:style style:name="gr16" style:family="graphic" style:parent-style-name="standard">
      <style:graphic-properties draw:stroke="solid" svg:stroke-width="0.003cm" svg:stroke-color="#000000" draw:fill="solid" draw:fill-color="#1a1a1a" draw:textarea-horizontal-align="center" draw:textarea-vertical-align="middle" fo:padding-top="0.001cm" fo:padding-bottom="0.001cm" fo:padding-left="0.001cm" fo:padding-right="0.001cm"/>
    </style:style>
    <style:style style:name="gr17" style:family="graphic" style:parent-style-name="standard">
      <style:graphic-properties draw:stroke="none" draw:fill-color="#ffffff" draw:textarea-horizontal-align="center" draw:textarea-vertical-align="middle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1cm" svg:stroke-color="#ffff99" draw:marker-start-width="0.35cm" draw:marker-end="Arrow" draw:marker-end-width="0.45cm" draw:fill="solid" draw:fill-color="#b3b300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OpenSymbol" style:font-pitch="variable" style:font-charset="x-symbol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StarSymbol" style:font-pitch="variable" style:font-charset="x-symbol" fo:font-size="14pt" style:font-size-asian="14pt" style:font-size-complex="14pt"/>
    </style:style>
    <style:style style:name="T3" style:family="text">
      <style:text-properties fo:font-family="StarSymbol" style:font-style-name="Regular" style:font-charset="x-symbol" fo:font-size="14pt" fo:font-weight="bold" style:font-family-asian="StarSymbol" style:font-style-name-asian="Regular" style:font-charset-asian="x-symbol" style:font-size-asian="14pt" style:font-weight-asian="bold" style:font-family-complex="StarSymbol" style:font-style-name-complex="Regular" style:font-charset-complex="x-symbol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6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3cm" svg:height="5.246cm" svg:x="1.2cm" svg:y="1.029cm">
          <draw:text-box>
            <text:p><text:span text:style-name="T1">Gerade Pyramide mit quadratischem Grundriss</text:span></text:p>
            <text:p><text:span text:style-name="T1">Ermittlung und Darstellung des Winkels</text:span><text:span text:style-name="T2"> </text:span><text:span text:style-name="T3">ω</text:span><text:span text:style-name="T1"> am Grat der Pyramide</text:span></text:p>
            <text:p><text:span text:style-name="T1">Veranschaulichung der Winkelebene</text:span></text:p>
          </draw:text-box>
        </draw:frame>
        <draw:frame draw:style-name="gr3" draw:text-style-name="P1" draw:layer="layout" svg:width="4.526cm" svg:height="13.092cm" svg:x="1.174cm" svg:y="6.8cm">
          <draw:image xlink:href="Pictures/20000294000015A700003EA1E72D3152.svm" xlink:type="simple" xlink:show="embed" xlink:actuate="onLoad">
            <text:p/>
          </draw:image>
        </draw:frame>
        <draw:g>
          <draw:g>
            <draw:polygon draw:style-name="gr4" draw:text-style-name="P1" draw:layer="layout" svg:width="11.146cm" svg:height="11.641cm" svg:x="10.42cm" svg:y="1.892cm" svg:viewBox="0 0 11147 11642" draw:points="11147,10373 0,11642 8299,0">
              <text:p/>
            </draw:polygon>
            <draw:polygon draw:style-name="gr5" draw:text-style-name="P1" draw:layer="layout" svg:width="17.712cm" svg:height="5.301cm" svg:x="10.42cm" svg:y="12.265cm" svg:viewBox="0 0 17713 5302" draw:points="0,1269 4167,5302 17713,3164 11147,0">
              <text:p/>
            </draw:polygon>
            <draw:line draw:style-name="gr6" draw:text-style-name="P1" draw:layer="layout" svg:x1="10.42cm" svg:y1="13.534cm" svg:x2="28.133cm" svg:y2="15.443cm">
              <text:p/>
            </draw:line>
            <draw:line draw:style-name="gr7" draw:text-style-name="P2" draw:layer="layout" svg:x1="12.431cm" svg:y1="15.442cm" svg:x2="18.72cm" svg:y2="14.42cm">
              <text:p/>
            </draw:line>
            <draw:polygon draw:style-name="gr8" draw:text-style-name="P1" draw:layer="layout" svg:width="5.808cm" svg:height="7.527cm" svg:x="12.91cm" svg:y="10.039cm" svg:viewBox="0 0 5809 7528" draw:points="1682,7528 0,0 5809,4386">
              <text:p/>
            </draw:polygon>
            <draw:polygon draw:style-name="gr9" draw:text-style-name="P1" draw:layer="layout" svg:width="7.713cm" svg:height="7.968cm" draw:transform="skewX (0.00034906585039881) rotate (1.79227860887298) translate (14.5917588241215cm 17.5670312006326cm)" svg:viewBox="0 0 7714 7969" draw:points="7714,13 3643,7969 0,0">
              <text:p/>
            </draw:polygon>
            <draw:polygon draw:style-name="gr10" draw:text-style-name="P1" draw:layer="layout" svg:width="8.298cm" svg:height="15.674cm" svg:x="10.42cm" svg:y="1.892cm" svg:viewBox="0 0 8299 15675" draw:points="4172,15675 0,11642 8299,0">
              <text:p/>
            </draw:polygon>
            <draw:polygon draw:style-name="gr11" draw:text-style-name="P1" draw:layer="layout" svg:width="9.413cm" svg:height="13.549cm" svg:x="18.719cm" svg:y="1.892cm" svg:viewBox="0 0 9414 13550" draw:points="9414,13550 2817,10373 0,0">
              <text:p/>
            </draw:polygon>
            <draw:polygon draw:style-name="gr12" draw:text-style-name="P1" draw:layer="layout" svg:width="13.54cm" svg:height="15.674cm" svg:x="14.592cm" svg:y="1.892cm" svg:viewBox="0 0 13541 15675" draw:points="13541,13550 0,15675 4127,0">
              <text:p/>
            </draw:polygon>
            <draw:line draw:style-name="gr6" draw:text-style-name="P1" draw:layer="layout" svg:x1="18.719cm" svg:y1="14.42cm" svg:x2="18.719cm" svg:y2="1.892cm">
              <text:p/>
            </draw:line>
          </draw:g>
          <draw:line draw:style-name="gr7" draw:text-style-name="P2" draw:layer="layout" svg:x1="12.43cm" svg:y1="15.442cm" svg:x2="18.719cm" svg:y2="1.892cm">
            <text:p/>
          </draw:line>
          <draw:g>
            <draw:circle draw:style-name="gr13" draw:text-style-name="P1" draw:layer="layout" svg:width="1.222cm" svg:height="1.221cm" svg:x="19.305cm" svg:y="7.487cm">
              <text:p/>
            </draw:circle>
            <draw:line draw:style-name="gr14" draw:text-style-name="P2" draw:layer="layout" svg:x1="19.927cm" svg:y1="8.214cm" svg:x2="18.822cm" svg:y2="9.705cm">
              <text:p/>
            </draw:line>
            <draw:path draw:style-name="gr15" draw:text-style-name="P1" draw:layer="layout" svg:width="0.327cm" svg:height="0.538cm" svg:x="19.756cm" svg:y="7.828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  <text:p/>
            </draw:path>
          </draw:g>
          <draw:g>
            <draw:line draw:style-name="gr14" draw:text-style-name="P2" draw:layer="layout" svg:x1="14.019cm" svg:y1="7.609cm" svg:x2="15.455cm" svg:y2="8.53cm">
              <text:p/>
            </draw:line>
            <draw:circle draw:style-name="gr13" draw:text-style-name="P1" draw:layer="layout" svg:width="1.222cm" svg:height="1.221cm" svg:x="13.47cm" svg:y="7.027cm">
              <text:p/>
            </draw:circle>
            <draw:path draw:style-name="gr15" draw:text-style-name="P1" draw:layer="layout" svg:width="0.61cm" svg:height="0.728cm" svg:x="13.769cm" svg:y="7.323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  <text:p/>
            </draw:path>
          </draw:g>
          <draw:g>
            <draw:line draw:style-name="gr14" draw:text-style-name="P2" draw:layer="layout" svg:x1="18.98cm" svg:y1="16.296cm" svg:x2="17.225cm" svg:y2="15.686cm">
              <text:p/>
            </draw:line>
            <draw:ellipse draw:style-name="gr13" draw:text-style-name="P1" draw:layer="layout" svg:width="1.756cm" svg:height="1.754cm" svg:x="18.102cm" svg:y="15.393cm">
              <text:p/>
            </draw:ellipse>
            <draw:path draw:style-name="gr16" draw:text-style-name="P1" draw:layer="layout" svg:width="0.526cm" svg:height="1.519cm" svg:x="18.727cm" svg:y="15.527cm" svg:viewBox="0 0 527 1520" svg:d="m0 792h527v-39h-527zm350-610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-9 40c-9-6-18-11-27-14-10-3-21-5-34-5-14 0-27 3-39 9s-23 13-33 23-19 22-27 36c-8 13-14 27-20 43-6 15-10 31-13 48-3 16-4 32-4 48s2 30 5 41c4 11 8 21 14 28s12 12 20 16 15 5 23 5c14 0 29-5 46-14s32-22 48-39zm82 1298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  <text:p/>
            </draw:path>
          </draw:g>
          <draw:g>
            <draw:circle draw:style-name="gr13" draw:text-style-name="P1" draw:layer="layout" svg:width="1.222cm" svg:height="1.221cm" svg:x="11.208cm" svg:y="10.831cm">
              <text:p/>
            </draw:circle>
            <draw:line draw:style-name="gr14" draw:text-style-name="P2" draw:layer="layout" svg:x1="12.247cm" svg:y1="11.683cm" svg:x2="13.426cm" svg:y2="12.365cm">
              <text:p/>
            </draw:line>
            <draw:path draw:style-name="gr15" draw:text-style-name="P1" draw:layer="layout" svg:width="0.613cm" svg:height="0.826cm" svg:x="11.508cm" svg:y="11.095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  <text:p/>
            </draw:path>
          </draw:g>
          <draw:g>
            <draw:line draw:style-name="gr14" draw:text-style-name="P2" draw:layer="layout" svg:x1="16.326cm" svg:y1="3.385cm" svg:x2="16.632cm" svg:y2="4.789cm">
              <text:p/>
            </draw:line>
            <draw:circle draw:style-name="gr13" draw:text-style-name="P1" draw:layer="layout" svg:width="1.222cm" svg:height="1.221cm" svg:x="15.712cm" svg:y="2.708cm">
              <text:p/>
            </draw:circle>
            <draw:path draw:style-name="gr15" draw:text-style-name="P1" draw:layer="layout" svg:width="0.364cm" svg:height="0.504cm" svg:x="16.143cm" svg:y="3.119cm" svg:viewBox="0 0 365 505" svg:d="m158 310c9 0 17-1 26-4s18-7 27-12c8-5 16-10 24-16s15-12 21-18l41-223c-6-1-11-3-16-4s-9-2-14-3-10-1-15-1c-5-1-11-1-18-1-20 0-39 6-56 17s-32 25-45 44c-12 18-22 39-29 63s-10 48-10 73c0 12 1 24 4 34 2 10 6 19 12 27 5 7 12 13 20 18s17 6 28 6zm92-2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  <text:p/>
            </draw:path>
          </draw:g>
          <draw:g>
            <draw:g>
              <draw:line draw:style-name="gr14" draw:text-style-name="P2" draw:layer="layout" svg:x1="21.839cm" svg:y1="17.822cm" svg:x2="20.975cm" svg:y2="16.67cm">
                <text:p/>
              </draw:line>
              <draw:circle draw:style-name="gr13" draw:text-style-name="P1" draw:layer="layout" svg:width="1.222cm" svg:height="1.221cm" svg:x="21.325cm" svg:y="17.312cm">
                <text:p/>
              </draw:circle>
            </draw:g>
            <draw:path draw:style-name="gr15" draw:text-style-name="P1" draw:layer="layout" svg:width="0.335cm" svg:height="0.373cm" svg:x="21.766cm" svg:y="17.733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  <text:p/>
            </draw:path>
          </draw:g>
          <draw:g>
            <draw:polygon draw:style-name="gr17" draw:text-style-name="P1" draw:layer="layout" svg:width="1.071cm" svg:height="0.857cm" draw:transform="rotate (1.51372406025468) translate (12.43cm 15.442cm)" svg:viewBox="0 0 1072 858" draw:points="0,0 205,845 236,853 320,856 392,858 511,851 576,842 635,830 736,796 796,771 869,729 917,695 960,655 1009,593 1042,546 1072,481 1072,444">
              <text:p/>
            </draw:polygon>
            <draw:path draw:style-name="gr18" draw:text-style-name="P1" draw:layer="layout" svg:width="0.263cm" svg:height="1.002cm" draw:transform="rotate (0.234397718542838) translate (12.91cm 14.378cm)" svg:viewBox="0 0 264 1003" svg:d="m149 1003c327-777-149-1003-149-1003">
              <text:p/>
            </draw:path>
            <draw:frame draw:style-name="gr3" draw:text-style-name="P1" draw:layer="layout" svg:width="0.9cm" svg:height="0.887cm" svg:x="12.532cm" svg:y="14.538cm">
              <draw:image xlink:href="Pictures/2000000F00000385000003780DECF608.svm" xlink:type="simple" xlink:show="embed" xlink:actuate="onLoad">
                <text:p/>
              </draw:image>
            </draw:frame>
          </draw:g>
          <draw:g>
            <draw:polygon draw:style-name="gr17" draw:text-style-name="P1" draw:layer="layout" svg:width="0.864cm" svg:height="1.135cm" draw:transform="skewX (0.00157079632679496) rotate (0.602313124863243) translate (10.2629559720701cm 13.2931482787595cm)" svg:viewBox="0 0 865 1136" draw:points="0,294 173,1136 228,1118 311,1086 370,1059 428,1030 482,996 538,961 595,919 647,865 706,803 758,727 787,665 817,598 837,543 849,480 861,406 865,328 859,239 848,162 830,81 805,0">
              <text:p/>
            </draw:polygon>
            <draw:path draw:style-name="gr18" draw:text-style-name="P1" draw:layer="layout" svg:width="0.403cm" svg:height="1.287cm" draw:transform="rotate (0.234397718542838) translate (10.7568706289201cm 12.8772961891817cm)" svg:viewBox="0 0 404 1288" svg:d="m0 1288c786-629 182-1288 182-1288">
              <text:p/>
            </draw:path>
            <draw:frame draw:style-name="gr3" draw:text-style-name="P1" draw:layer="layout" svg:width="0.849cm" svg:height="0.887cm" draw:transform="rotate (-0.530580092606276) translate (10.812cm 12.882cm)">
              <draw:image xlink:href="Pictures/2000000F0000035200000378E6483A1F.svm" xlink:type="simple" xlink:show="embed" xlink:actuate="onLoad">
                <text:p/>
              </draw:image>
            </draw:frame>
          </draw:g>
          <draw:g>
            <draw:g>
              <draw:polygon draw:style-name="gr17" draw:text-style-name="P1" draw:layer="layout" svg:width="1.247cm" svg:height="1.495cm" svg:x="12.91cm" svg:y="10.04cm" svg:viewBox="0 0 1248 1496" draw:points="0,0 340,1496 377,1496 432,1496 526,1486 649,1463 762,1429 865,1383 975,1316 1080,1224 1164,1117 1214,1032 1248,942">
                <text:p/>
              </draw:polygon>
              <draw:path draw:style-name="gr18" draw:text-style-name="P1" draw:layer="layout" svg:width="1.011cm" svg:height="0.365cm" draw:transform="rotate (0.234397718542838) translate (13.1738286943106cm 11.2170073027347cm)" svg:viewBox="0 0 1012 366" svg:d="m0 328c748 179 1012-328 1012-328">
                <text:p/>
              </draw:path>
            </draw:g>
            <draw:frame draw:style-name="gr19" draw:text-style-name="P3" draw:layer="layout" svg:width="1.522cm" svg:height="1.439cm" draw:transform="rotate (0.44924774946334) translate (12.554cm 10.681cm)">
              <draw:image xlink:href="Pictures/2000000F000003AB00000378662F2AB5.svm" xlink:type="simple" xlink:show="embed" xlink:actuate="onLoad">
                <text:p/>
              </draw:image>
            </draw:frame>
          </draw:g>
          <draw:frame draw:style-name="gr20" draw:layer="layout" svg:width="2.191cm" svg:height="0.962cm" svg:x="12.979cm" svg:y="18.663cm">
            <draw:text-box>
              <text:p>vec_3</text:p>
            </draw:text-box>
          </draw:frame>
          <draw:line draw:style-name="gr21" draw:text-style-name="P2" draw:layer="layout" svg:x1="14.529cm" svg:y1="18.691cm" svg:x2="14.513cm" svg:y2="17.751cm">
            <text:p/>
          </draw:line>
          <draw:frame draw:style-name="gr20" draw:layer="layout" svg:width="2.191cm" svg:height="0.962cm" svg:x="6.912cm" svg:y="13.263cm">
            <draw:text-box>
              <text:p>vec_2</text:p>
            </draw:text-box>
          </draw:frame>
          <draw:line draw:style-name="gr21" draw:text-style-name="P2" draw:layer="layout" svg:x1="9.103cm" svg:y1="13.551cm" svg:x2="10.012cm" svg:y2="13.551cm">
            <text:p/>
          </draw:line>
          <draw:frame draw:style-name="gr20" draw:layer="layout" svg:width="2.335cm" svg:height="0.962cm" svg:x="9.638cm" svg:y="8.609cm">
            <draw:text-box>
              <text:p>vec_G</text:p>
            </draw:text-box>
          </draw:frame>
          <draw:line draw:style-name="gr21" draw:text-style-name="P2" draw:layer="layout" svg:x1="11.758cm" svg:y1="9.468cm" svg:x2="12.713cm" svg:y2="9.952cm">
            <text:p/>
          </draw:line>
          <draw:frame draw:style-name="gr20" draw:layer="layout" svg:width="2.191cm" svg:height="0.962cm" svg:x="19.9cm" svg:y="1.074cm">
            <draw:text-box>
              <text:p>vec_1</text:p>
            </draw:text-box>
          </draw:frame>
          <draw:frame draw:style-name="gr20" draw:layer="layout" svg:width="2.191cm" svg:height="0.962cm" svg:x="26.525cm" svg:y="16.509cm">
            <draw:text-box>
              <text:p>vec_4</text:p>
            </draw:text-box>
          </draw:frame>
          <draw:frame draw:style-name="gr20" draw:layer="layout" svg:width="2.191cm" svg:height="0.962cm" svg:x="22.699cm" svg:y="11.261cm">
            <draw:text-box>
              <text:p>vec_5</text:p>
            </draw:text-box>
          </draw:frame>
          <draw:frame draw:style-name="gr20" draw:layer="layout" svg:width="2.191cm" svg:height="0.962cm" svg:x="19.526cm" svg:y="15.109cm">
            <draw:text-box>
              <text:p>vec_6</text:p>
            </draw:text-box>
          </draw:frame>
          <draw:line draw:style-name="gr21" draw:text-style-name="P2" draw:layer="layout" svg:x1="20cm" svg:y1="1.701cm" svg:x2="18.8cm" svg:y2="1.901cm">
            <text:p/>
          </draw:line>
          <draw:line draw:style-name="gr21" draw:text-style-name="P2" draw:layer="layout" svg:x1="22.692cm" svg:y1="11.97cm" svg:x2="21.673cm" svg:y2="12.323cm">
            <text:p/>
          </draw:line>
          <draw:line draw:style-name="gr21" draw:text-style-name="P2" draw:layer="layout" svg:x1="19.626cm" svg:y1="15.204cm" svg:x2="18.901cm" svg:y2="14.551cm">
            <text:p/>
          </draw:line>
          <draw:line draw:style-name="gr21" draw:text-style-name="P2" draw:layer="layout" svg:x1="27.9cm" svg:y1="16.801cm" svg:x2="28.1cm" svg:y2="15.501cm">
            <text:p/>
          </draw:line>
          <draw:line draw:style-name="gr22" draw:text-style-name="P1" draw:layer="layout" svg:x1="11.6cm" svg:y1="13.6cm" svg:x2="18.7cm" svg:y2="14.4cm">
            <text:p/>
          </draw:line>
          <draw:g>
            <draw:polygon draw:style-name="gr23" draw:text-style-name="P1" draw:layer="layout" svg:width="0.533cm" svg:height="0.768cm" draw:transform="skewX (0.0188495559215387) rotate (-1.50237942011672) translate (18.6634826745089cm 13.8670859613907cm)" svg:viewBox="0 0 534 769" draw:points="534,0 378,757 355,764 293,766 238,769 148,762 100,754 55,743 0,664 0,664">
              <text:p/>
            </draw:polygon>
            <draw:path draw:style-name="gr18" draw:text-style-name="P1" draw:layer="layout" svg:width="0.106cm" svg:height="0.412cm" draw:transform="skewX (0.0818559419185341) rotate (-0.196873139624961) translate (17.9396104702949cm 13.8879549012943cm)" svg:viewBox="0 0 107 413" svg:d="m107 413c-211-276-45-413-45-413">
              <text:p/>
            </draw:path>
          </draw:g>
          <draw:frame draw:style-name="gr3" draw:text-style-name="P1" draw:layer="layout" svg:width="0.5cm" svg:height="0.514cm" svg:x="17.9cm" svg:y="13.872cm">
            <draw:image xlink:href="Pictures/2000000F0000035F0000037788D43B6A.svm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rbert Reschke</meta:initial-creator>
    <meta:creation-date>2012-10-17T20:20:42</meta:creation-date>
    <dc:date>2012-11-02T13:01:04</dc:date>
    <dc:creator>Norbert Reschke</dc:creator>
    <meta:editing-duration>PT14M6S</meta:editing-duration>
    <meta:editing-cycles>4</meta:editing-cycles>
    <meta:generator>LibreOffice/3.5$Linux_X86_64 LibreOffice_project/7122e39-92ed229-498d286-15e43b4-d70da21</meta:generator>
    <meta:document-statistic meta:object-count="73"/>
  </office:meta>
</office:document-meta>
</file>